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officeooo:paragraph-rsid="0017a781"/>
    </style:style>
    <style:style style:name="P5" style:family="paragraph" style:parent-style-name="Standard">
      <style:paragraph-properties fo:margin-left="0in" fo:margin-right="0in" fo:text-indent="0in" style:auto-text-indent="false"/>
      <style:text-properties officeooo:rsid="001bb364" officeooo:paragraph-rsid="001bb364"/>
    </style:style>
    <style:style style:name="P6" style:family="paragraph" style:parent-style-name="Standard">
      <style:paragraph-properties fo:margin-left="0.5in" fo:margin-right="0in" fo:text-indent="0in" style:auto-text-indent="false"/>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8" style:family="paragraph" style:parent-style-name="Standard">
      <style:paragraph-properties fo:margin-left="0.4925in" fo:margin-right="0in" fo:text-indent="0in" style:auto-text-indent="false"/>
    </style:style>
    <style:style style:name="P9" style:family="paragraph" style:parent-style-name="Standard">
      <style:paragraph-properties fo:margin-left="0.4925in" fo:margin-right="0in" fo:text-indent="0in" style:auto-text-indent="false"/>
      <style:text-properties officeooo:paragraph-rsid="0017a781"/>
    </style:style>
    <style:style style:name="P10" style:family="paragraph" style:parent-style-name="Standard">
      <style:paragraph-properties fo:margin-left="0.4925in" fo:margin-right="0in" fo:text-indent="0in" style:auto-text-indent="false"/>
      <style:text-properties officeooo:rsid="0017a781" officeooo:paragraph-rsid="0017b29a"/>
    </style:style>
    <style:style style:name="P11" style:family="paragraph" style:parent-style-name="Standard">
      <style:text-properties officeooo:paragraph-rsid="0017a781"/>
    </style:style>
    <style:style style:name="P12" style:family="paragraph" style:parent-style-name="Standard">
      <style:paragraph-properties fo:margin-left="0.4902in" fo:margin-right="0in" fo:text-indent="0in" style:auto-text-indent="false"/>
      <style:text-properties officeooo:rsid="0017a781" officeooo:paragraph-rsid="001bd8d3"/>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87aa" style:font-style-asian="italic" style:font-weight-asian="bold" style:font-style-complex="italic" style:font-weight-complex="bold"/>
    </style:style>
    <style:style style:name="T4" style:family="text">
      <style:text-properties officeooo:rsid="0017a781"/>
    </style:style>
    <style:style style:name="T5" style:family="text">
      <style:text-properties officeooo:rsid="0017b29a"/>
    </style:style>
    <style:style style:name="T6" style:family="text">
      <style:text-properties officeooo:rsid="00195e2d"/>
    </style:style>
    <style:style style:name="T7" style:family="text">
      <style:text-properties officeooo:rsid="001c93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fm_emu emulates a MFM disk drive. It can use a data file created from a real drive by mfm_read or can create a empty emulation file.</text:p>
      <text:p text:style-name="Standard"/>
      <text:p text:style-name="P11">--begin_time -b #</text:p>
      <text:p text:style-name="P9">The number of nanoseconds to delay from index to start reading track Only needed if initialize specified. <text:span text:style-name="T5">Default is zero if not specified.</text:span></text:p>
      <text:p text:style-name="Standard">--cylinders <text:s/>-c #</text:p>
      <text:p text:style-name="P7">The number of cylinders. Only needed if initialize specified.</text:p>
      <text:p text:style-name="P1">--drive <text:s/>-d #[,#]</text:p>
      <text:p text:style-name="P6">Drive number to emulate. <text:span text:style-name="T6">For revision B boards specify 0 or 1 or 1,2.</text:span> <text:span text:style-name="T6">Use </text:span>0 for drive to always be selected (radial select). <text:span text:style-name="T6">1 and 2 select the first and second jumper block to use for drive select. </text:span>One or two drive numbers may be specified to emulate one or two drives. Only one may be specified if drive number is 0. <text:span text:style-name="T6">For revision A boards specify the drive number to emulate 1-4.</text:span></text:p>
      <text:p text:style-name="Standard">--file -f filename[,filename]</text:p>
      <text:p text:style-name="P6">Emulation filename. First filename corresponds to first drive number specified.</text:p>
      <text:p text:style-name="Standard">--heads <text:s/>-h #</text:p>
      <text:p text:style-name="P6">The number of heads. Only needed if initialize specified.</text:p>
      <text:p text:style-name="P1">--initialize -i</text:p>
      <text:p text:style-name="P6">If given create/overwrite specified file with empty data. Heads and cylinders must be specified.</text:p>
      <text:p text:style-name="P1">--note -n “string”</text:p>
      <text:p text:style-name="P6">Description to store in the emulation file. Only used if initialize specified.</text:p>
      <text:p text:style-name="P1">--options -o “string”</text:p>
      <text:p text:style-name="P8">Options for mfm_util in decoding such as –data_crc. This saves having to type each time you wish to decode file. Only used if initialize specified and not required. No validation is performed so use mfm_util to verify file is valid after creating.</text:p>
      <text:p text:style-name="P4">--<text:span text:style-name="T4">pool</text:span> -<text:span text:style-name="T4">p</text:span> #,#.#</text:p>
      <text:p text:style-name="P9">The first parameter is the <text:span text:style-name="T4">size of the</text:span> of track buffer <text:span text:style-name="T4">pool</text:span> to use. and the second is the maximum delay. The delay will increase linearly as the buffers fill to the maximum delay. Default is 75,0.6</text:p>
      <text:p text:style-name="P11">--quiet <text:s/>-q #h</text:p>
      <text:p text:style-name="P6">Bit mask to select which messages don't print. 0 prints all messages. Default is 1 (no debug messages). Higher bits are more important messages in general.</text:p>
      <text:p text:style-name="P1">--<text:span text:style-name="T4">rate -r #</text:span></text:p>
      <text:p text:style-name="P10">Bit rate in Hz for the MFM clock and data bits. Only needed if initialize specified. Default is 10,000,000. <text:span text:style-name="T5">if not specified. For most SA1000 controllers specify 8680000. Only needed when –initialize specified.</text:span></text:p>
      <text:p text:style-name="P5">--rpm -R #</text:p>
      <text:p text:style-name="P12">Drive RPM. Default is 3600 unless rate is close to 8680000 where the default is 3125 for SA1000 drives. For Quantum Q2000 drives specify 3000 <text:span text:style-name="T7">if you wish to emulate the real drive RPM</text:span>. Only needed when –initialize specified.</text:p>
      <text:p text:style-name="P1">--version -v</text:p>
      <text:p text:style-name="P6">Print program version number.</text:p>
      <text:p text:style-name="P1"/>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text:p>
      <text:p text:style-name="P1">The buffer <text:span text:style-name="T4">pool</text:span> option controls buffering used to prevent controller timeouts when writing data to the file. Writing to flash has large delays at times which the buffers hide. The maximum delay should be set <text:soft-page-break/>shorter than the controller timeout for a seek. The maximum number of buffers needs to be low enough that they can be written out before the holdup capacitors are drained.</text:p>
      <text:p text:style-name="P1"/>
      <text:p text:style-name="P4">Begin_time is for drives that have a sector straddle the start of the index pulse. For <text:span text:style-name="T4">emulation</text:span> to work properly all the data must be read consecutively. Set this parameter to the time in nanoseconds the first physical sector is delayed from the index pulse. <text:s/>It is needed for Corvus model H and NorthStar Advantage drives.</text:p>
      <text:p text:style-name="P4"/>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2">This used file disk_file to emulate a drive on select line 1.</text:p>
      <text:p text:style-name="P2"/>
      <text:p text:style-name="P3"><text:s text:c="4"/>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1:test 0 0 </text:p>
      <text:p text:style-name="P1">1:test 1 0 </text:p>
      <text:p text:style-name="P1">1:test 2 0 </text:p>
      <text:p text:style-name="P1">1:test 3 0 </text:p>
      <text:p text:style-name="P1">1:test 4 0 </text:p>
      <text:p text:style-name="P1"><text:s text:c="4"/><text:span text:style-name="T1">The named values are various errors/unexpected conditions. The test values are used to show internal variables from the PRU's. See the source for current purpose.</text:span></text:p>
      <text:p text:style-name="P1"><text:soft-page-break/></text:p>
      <text:p text:style-name="P1">select 0 head 0</text:p>
      <text:p text:style-name="P2"><text:s text:c="3"/>Current select and head line state</text:p>
      <text:p text:style-name="P2"/>
      <text:p text:style-name="P1">Waiting, seek time 3.9 ms max 3.9</text:p>
      <text:p text:style-name="P1"><text:s text:c="3"/><text:span text:style-name="T1">IARM is waiting for PRU. The values are the last and maximum time from PRU requesting the next cylinder to the data being returned. </text:span><text:span text:style-name="T2">If </text:span><text:span text:style-name="T3">other than first </text:span><text:span text:style-name="T2">seek time </text:span><text:span text:style-name="T3">printed </text:span><text:span text:style-name="T2">is zero you are using a buggy version of 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9-04-17T21:54:57.479789536</dc:date>
    <meta:editing-duration>PT3H40M42S</meta:editing-duration>
    <meta:editing-cycles>27</meta:editing-cycles>
    <meta:generator>LibreOffice/4.4.7.2$Linux_x86 LibreOffice_project/40$Build-2</meta:generator>
    <meta:document-statistic meta:table-count="0" meta:image-count="0" meta:object-count="0" meta:page-count="3" meta:paragraph-count="64" meta:word-count="1079" meta:character-count="6038" meta:non-whitespace-character-count="4995"/>
  </office:meta>
</office:document-meta>
</file>